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dddddd" draw:textarea-horizontal-align="justify" draw:textarea-vertical-align="middle" draw:auto-grow-height="false" fo:min-height="5.331cm" fo:min-width="5.768cm" fo:padding-top="0.151cm" fo:padding-bottom="0.151cm" fo:padding-left="0.276cm" fo:padding-right="0.276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4.224cm" fo:min-width="0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68cm" svg:height="5.581cm" svg:x="6.948cm" svg:y="8.8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17cm" svg:height="5.584cm" svg:x="13.682cm" svg:y="8.70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2" draw:layer="layout" svg:width="0.324cm" svg:height="0.962cm" svg:x="13.884cm" svg:y="11.116cm">
          <draw:text-box>
            <text:p>a</text:p>
          </draw:text-box>
        </draw:frame>
        <draw:line draw:style-name="gr4" draw:text-style-name="P3" draw:layer="layout" svg:x1="10.17cm" svg:y1="15.224cm" svg:x2="10.17cm" svg:y2="7.985cm">
          <text:p/>
        </draw:line>
        <draw:line draw:style-name="gr4" draw:text-style-name="P3" draw:layer="layout" svg:x1="6.442cm" svg:y1="11.685cm" svg:x2="13.544cm" svg:y2="11.685cm">
          <text:p/>
        </draw:line>
        <draw:frame draw:style-name="gr3" draw:text-style-name="P2" draw:layer="layout" svg:width="0.324cm" svg:height="0.962cm" svg:x="10.225cm" svg:y="7.985cm">
          <draw:text-box>
            <text:p>z</text:p>
          </draw:text-box>
        </draw:frame>
        <draw:frame draw:style-name="gr3" draw:text-style-name="P2" draw:layer="layout" svg:width="0.432cm" svg:height="0.962cm" svg:x="6.283cm" svg:y="10.906cm">
          <draw:text-box>
            <text:p>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2T13:46:22.551483717</meta:creation-date>
    <dc:date>2020-04-25T20:19:39.978277991</dc:date>
    <meta:editing-duration>PT28M27S</meta:editing-duration>
    <meta:editing-cycles>11</meta:editing-cycles>
    <meta:generator>LibreOffice/6.0.7.3$Linux_X86_64 LibreOffice_project/00m0$Build-3</meta:generator>
    <meta:document-statistic meta:object-count="7"/>
  </office:meta>
</office:document-meta>
</file>